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2b41b" officeooo:paragraph-rsid="0032b41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loext:graphic-properties draw:fill="solid" draw:fill-color="#c0c0c0"/>
      <style:paragraph-properties fo:text-align="center" style:justify-single-word="false" fo:background-color="#c0c0c0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32b41b" style:font-name-asian="TimesNewRomanPS-BoldItalicMT" style:font-size-asian="12pt" style:font-name-complex="TimesNewRomanPS-BoldItalicM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officeooo:rsid="00346f41" officeooo:paragraph-rsid="00346f41" style:font-name-asian="TimesNewRomanPS-BoldItalicMT" style:font-size-asian="12pt" style:font-name-complex="TimesNewRomanPS-BoldItalicM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54fdd" officeooo:paragraph-rsid="00254fd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813b" officeooo:paragraph-rsid="002ce4d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2b41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42465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4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5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42465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813b"/>
    </style:style>
    <style:style style:name="T4" style:family="text">
      <style:text-properties officeooo:rsid="002ce4d7"/>
    </style:style>
    <style:style style:name="T5" style:family="text">
      <style:text-properties style:font-name-asian="TimesNewRomanPS-BoldItalicMT" style:font-name-complex="TimesNewRomanPS-BoldItalicMT"/>
    </style:style>
    <style:style style:name="T6" style:family="text">
      <style:text-properties officeooo:rsid="002ce4d7" style:font-name-asian="TimesNewRomanPS-BoldItalicMT" style:font-name-complex="TimesNewRomanPS-BoldItalicMT"/>
    </style:style>
    <style:style style:name="T7" style:family="text">
      <style:text-properties officeooo:rsid="0032b41b" style:font-name-asian="TimesNewRomanPS-BoldItalicMT" style:font-name-complex="TimesNewRomanPS-BoldItalicMT"/>
    </style:style>
    <style:style style:name="T8" style:family="text">
      <style:text-properties officeooo:rsid="002f1ee2"/>
    </style:style>
    <style:style style:name="T9" style:family="text">
      <style:text-properties officeooo:rsid="00342465"/>
    </style:style>
    <style:style style:name="T10" style:family="text">
      <style:text-properties officeooo:rsid="0037173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kt <text:span text:style-name="T1">Vindinium 09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2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3">Datum: <text:span text:style-name="T4">09.05.2016</text:span></text:p>
          </table:table-cell>
          <table:table-cell table:style-name="Tabelle1.A2" office:value-type="string">
            <text:p text:style-name="P13">Ort: <text:span text:style-name="T1">380a</text:span></text:p>
          </table:table-cell>
          <table:table-cell table:style-name="Tabelle1.A2" office:value-type="string">
            <text:p text:style-name="P13">Beginn: 08:<text:span text:style-name="T1">15</text:span> Uhr</text:p>
          </table:table-cell>
          <table:table-cell table:style-name="Tabelle1.D2" office:value-type="string">
            <text:p text:style-name="P30">Ende: <text:span text:style-name="T1">14 Uhr</text:span></text:p>
          </table:table-cell>
        </table:table-row>
        <table:table-row>
          <table:table-cell table:style-name="Tabelle1.A2" office:value-type="string">
            <text:p text:style-name="P13">Teilnehmer</text:p>
          </table:table-cell>
          <table:table-cell table:style-name="Tabelle1.A2" office:value-type="string">
            <text:p text:style-name="P34">Eric Salomon</text:p>
            <text:p text:style-name="P34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3">Michael Neitzke</text:p>
          </table:table-cell>
        </table:table-row>
        <table:table-row>
          <table:table-cell table:style-name="Tabelle1.A2" table:number-columns-spanned="2" office:value-type="string">
            <text:p text:style-name="P13">Protokollführer: <text:span text:style-name="T3">Henning Kahl</text:span></text:p>
          </table:table-cell>
          <table:covered-table-cell/>
          <table:table-cell table:style-name="Tabelle1.D2" table:number-columns-spanned="2" office:value-type="string">
            <text:p text:style-name="P14">Projektleiter: <text:span text:style-name="T3">Eric Salomon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2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5">Nr.</text:p>
          </table:table-cell>
          <table:table-cell table:style-name="Tabelle2.A2" office:value-type="string">
            <text:p text:style-name="P15">Thema</text:p>
          </table:table-cell>
          <table:table-cell table:style-name="Tabelle2.C2" office:value-type="string">
            <text:p text:style-name="P11"/>
          </table:table-cell>
        </table:table-row>
        <table:table-row table:style-name="Tabelle2.3">
          <table:table-cell table:style-name="Tabelle2.A3" office:value-type="float" office:value="1">
            <text:p text:style-name="P17">1</text:p>
          </table:table-cell>
          <table:table-cell table:style-name="Tabelle2.A2" office:value-type="string">
            <text:p text:style-name="P20">Besprechung</text:p>
          </table:table-cell>
          <table:table-cell table:style-name="Tabelle2.C2" office:value-type="string">
            <text:p text:style-name="P19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1">2</text:p>
          </table:table-cell>
          <table:table-cell table:style-name="Tabelle2.A2" office:value-type="string">
            <text:p text:style-name="P23">Bugfixes Webgui, Webgui Style, Merge-Konflikt gelöst, Game Analyse Zusammengetragen</text:p>
          </table:table-cell>
          <table:table-cell table:style-name="Tabelle2.C2" office:value-type="string">
            <text:p text:style-name="P21">Eric Salomon, Henning Kahl, Christian Rambow</text:p>
          </table:table-cell>
        </table:table-row>
        <table:table-row>
          <table:table-cell table:style-name="Tabelle2.A2" office:value-type="string">
            <text:p text:style-name="P21">3</text:p>
          </table:table-cell>
          <table:table-cell table:style-name="Tabelle2.A2" office:value-type="string">
            <text:p text:style-name="P20">Vortrag „<text:span text:style-name="T3">Aktueller Projektstand</text:span>“</text:p>
          </table:table-cell>
          <table:table-cell table:style-name="Tabelle2.C2" office:value-type="string">
            <text:p text:style-name="P22">Eric Salomon, Henning Kahl, Christian Rambow</text:p>
          </table:table-cell>
        </table:table-row>
        <table:table-row>
          <table:table-cell table:style-name="Tabelle2.A3" office:value-type="float" office:value="4">
            <text:p text:style-name="P21">4</text:p>
          </table:table-cell>
          <table:table-cell table:style-name="Tabelle2.A2" office:value-type="string">
            <text:p text:style-name="P23">Beginn der Aufgaben zum nächsten Termin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  <table:table-row>
          <table:table-cell table:style-name="Tabelle2.A3" office:value-type="float" office:value="5">
            <text:p text:style-name="P21">5</text:p>
          </table:table-cell>
          <table:table-cell table:style-name="Tabelle2.A2" office:value-type="string">
            <text:p text:style-name="P18">Aufgabenverteilung zum nächsten Termin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2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5">Nr.</text:p>
          </table:table-cell>
          <table:table-cell table:style-name="Tabelle3.A2" office:value-type="string">
            <text:p text:style-name="P15">Inhalt</text:p>
          </table:table-cell>
          <table:table-cell table:style-name="Tabelle3.A2" office:value-type="string">
            <text:p text:style-name="P16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4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6">2</text:p>
          </table:table-cell>
          <table:table-cell table:style-name="Tabelle3.A2" office:value-type="string">
            <text:p text:style-name="P29">Webgui wurde erweitert hinsichtlich des Explorationfaktors. Webgui-bug-fixes. Ein Merge-Konflikt wurde gelöst. Teilergebnisse der Game Analyse wurden zusammengetragen.</text:p>
            <text:p text:style-name="P27"/>
          </table:table-cell>
          <table:table-cell table:style-name="Tabelle3.A2" office:value-type="string">
            <text:p text:style-name="P26">Info/Beschluss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6">3</text:p>
          </table:table-cell>
          <table:table-cell table:style-name="Tabelle3.A2" office:value-type="string">
            <text:p text:style-name="P28"><text:span text:style-name="T7">Wir haben unseren</text:span> aktuellen Projektstand vorgestellt.</text:p>
          </table:table-cell>
          <table:table-cell table:style-name="Tabelle3.A2" office:value-type="string">
            <text:p text:style-name="P25">Info</text:p>
          </table:table-cell>
          <table:table-cell table:style-name="Tabelle3.D2" office:value-type="string">
            <text:p text:style-name="P9"><text:span text:style-name="T6">A</text:span><text:span text:style-name="T5">lle</text:span></text:p>
          </table:table-cell>
        </table:table-row>
        <table:table-row>
          <table:table-cell table:style-name="Tabelle3.A3" office:value-type="float" office:value="4">
            <text:p text:style-name="P26">4</text:p>
          </table:table-cell>
          <table:table-cell table:style-name="Tabelle3.B6" office:value-type="string">
            <text:p text:style-name="P35">Beginn der Aufgaben für nächste Woche</text:p>
          </table:table-cell>
          <table:table-cell table:style-name="Tabelle3.A2" office:value-type="string">
            <text:p text:style-name="P25">Info</text:p>
          </table:table-cell>
          <table:table-cell table:style-name="Tabelle3.D2" office:value-type="string">
            <text:p text:style-name="P24">Alle</text:p>
          </table:table-cell>
        </table:table-row>
        <table:table-row>
          <table:table-cell table:style-name="Tabelle3.A3" office:value-type="float" office:value="5">
            <text:p text:style-name="P26">5</text:p>
          </table:table-cell>
          <table:table-cell table:style-name="Tabelle3.A2" office:value-type="string">
            <text:p text:style-name="P31">Eric: </text:p>
            <text:p text:style-name="P33">- Statistik-Erweiterung: States</text:p>
            <text:p text:style-name="P33">- ownGoldBiggerTwo hardcoded (aus Long <text:soft-page-break/>rausnehmen)</text:p>
            <text:p text:style-name="P33">- abstrakte Sicht erweitern: +übernächster Gegner, +übernächste Mine. (mehr Modi)</text:p>
            <text:p text:style-name="P33">- alle Minen / Geg<text:span text:style-name="T10">n</text:span>er crashed Bugfix</text:p>
            <text:p text:style-name="P33">- optional: gestorben? getötet? Ausweichen?</text:p>
            <text:p text:style-name="P32"/>
            <text:p text:style-name="P31">Henning: </text:p>
            <text:p text:style-name="P31">- <text:span text:style-name="T9">Bootstrap einbinden</text:span></text:p>
            <text:p text:style-name="P33">- Webseite neu strukturieren</text:p>
            <text:p text:style-name="P33">- popups für Webguisteps</text:p>
            <text:p text:style-name="P32"/>
            <text:p text:style-name="P31">Christian: </text:p>
            <text:p text:style-name="P33">- Config-Erweiternung: Playranked(next, change), reward-Kategorien</text:p>
            <text:p text:style-name="P33">- Vindiumserver aufsetzten für Bender hardcodedbot</text:p>
            <text:p text:style-name="P32"/>
            <text:p text:style-name="P31">Alle: <text:span text:style-name="T8">stetige Analyse der Spiele mit Hilfe der Webgui</text:span></text:p>
          </table:table-cell>
          <table:table-cell table:style-name="Tabelle3.A2" office:value-type="string">
            <text:p text:style-name="P24">Beschluss</text:p>
          </table:table-cell>
          <table:table-cell table:style-name="Tabelle3.D2" office:value-type="string">
            <text:p text:style-name="P24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09T13:15:18.522000000</dc:date>
    <meta:editing-duration>PT14H42M42S</meta:editing-duration>
    <meta:editing-cycles>32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71" meta:word-count="222" meta:character-count="1667" meta:non-whitespace-character-count="1512"/>
  </office:meta>
</office:document-meta>
</file>